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b0c0" officeooo:paragraph-rsid="001bb0c0"/>
    </style:style>
    <style:style style:name="P2" style:family="paragraph" style:parent-style-name="Standard">
      <style:text-properties officeooo:rsid="001bb0c0" officeooo:paragraph-rsid="001be0b2"/>
    </style:style>
    <style:style style:name="P3" style:family="paragraph" style:parent-style-name="Standard">
      <style:text-properties style:text-underline-style="solid" style:text-underline-width="auto" style:text-underline-color="font-color" officeooo:rsid="001bb0c0" officeooo:paragraph-rsid="001bb0c0"/>
    </style:style>
    <style:style style:name="P4" style:family="paragraph" style:parent-style-name="Standard">
      <style:text-properties style:text-underline-style="none" officeooo:rsid="001bb0c0" officeooo:paragraph-rsid="001bb0c0"/>
    </style:style>
    <style:style style:name="P5" style:family="paragraph" style:parent-style-name="Standard">
      <style:text-properties style:text-underline-style="none" officeooo:rsid="001d4c19" officeooo:paragraph-rsid="001d4c19"/>
    </style:style>
    <style:style style:name="P6" style:family="paragraph" style:parent-style-name="Standard">
      <style:text-properties style:text-underline-style="none" officeooo:rsid="001f5049" officeooo:paragraph-rsid="001f5049"/>
    </style:style>
    <style:style style:name="P7" style:family="paragraph" style:parent-style-name="Standard">
      <style:text-properties style:text-underline-style="none" officeooo:rsid="0020477c" officeooo:paragraph-rsid="0020477c"/>
    </style:style>
    <style:style style:name="P8" style:family="paragraph" style:parent-style-name="Text_20_body">
      <style:text-properties style:text-underline-style="solid" style:text-underline-width="auto" style:text-underline-color="font-color" officeooo:rsid="001bb0c0" officeooo:paragraph-rsid="001bb0c0"/>
    </style:style>
    <style:style style:name="P9" style:family="paragraph" style:parent-style-name="Text_20_body">
      <style:text-properties style:text-underline-style="none" officeooo:rsid="001be0b2" officeooo:paragraph-rsid="001be0b2"/>
    </style:style>
    <style:style style:name="P10" style:family="paragraph" style:parent-style-name="Text_20_body">
      <style:text-properties fo:font-style="normal" style:text-underline-style="none" officeooo:rsid="001be0b2" officeooo:paragraph-rsid="001be0b2" style:font-style-asian="normal" style:font-style-complex="normal"/>
    </style:style>
    <style:style style:name="P11" style:family="paragraph" style:parent-style-name="Text_20_body">
      <style:text-properties officeooo:rsid="002142bc" officeooo:paragraph-rsid="002142bc"/>
    </style:style>
    <style:style style:name="P12" style:family="paragraph" style:parent-style-name="Text_20_body">
      <style:text-properties officeooo:paragraph-rsid="002142bc"/>
    </style:style>
    <style:style style:name="P13" style:family="paragraph" style:parent-style-name="Heading_20_3">
      <style:text-properties officeooo:rsid="002142bc" officeooo:paragraph-rsid="002142bc"/>
    </style:style>
    <style:style style:name="P14" style:family="paragraph" style:parent-style-name="Standard">
      <style:text-properties style:text-underline-style="none" officeooo:rsid="001d4c19" officeooo:paragraph-rsid="001d4c19"/>
    </style:style>
    <style:style style:name="P15" style:family="paragraph" style:parent-style-name="Heading_20_1">
      <style:text-properties officeooo:rsid="002142bc" officeooo:paragraph-rsid="002142bc"/>
    </style:style>
    <style:style style:name="P16" style:family="paragraph" style:parent-style-name="Text_20_body">
      <style:text-properties officeooo:rsid="002142bc" officeooo:paragraph-rsid="002142bc"/>
    </style:style>
    <style:style style:name="P17" style:family="paragraph" style:parent-style-name="Text_20_body">
      <style:text-properties officeooo:rsid="00250bb4" officeooo:paragraph-rsid="00250bb4"/>
    </style:style>
    <style:style style:name="P18" style:family="paragraph" style:parent-style-name="Text_20_body">
      <style:text-properties style:text-underline-style="none" officeooo:rsid="001d7be6" officeooo:paragraph-rsid="001d7be6"/>
    </style:style>
    <style:style style:name="P19" style:family="paragraph" style:parent-style-name="Text_20_body">
      <style:text-properties style:text-underline-style="none" officeooo:rsid="0025dd31" officeooo:paragraph-rsid="0025dd31"/>
    </style:style>
    <style:style style:name="T1" style:family="text">
      <style:text-properties officeooo:rsid="001bb0c0"/>
    </style:style>
    <style:style style:name="T2" style:family="text">
      <style:text-properties officeooo:rsid="001be0b2"/>
    </style:style>
    <style:style style:name="T3" style:family="text">
      <style:text-properties officeooo:rsid="001d4c19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asic Structure - “Boilerplate Code”:</text:h>
      <text:p text:style-name="P1"/>
      <text:p text:style-name="P1">&lt;!DOCTYPE html&gt;</text:p>
      <text:p text:style-name="P1"><text:s text:c="2"/>&lt;html&gt;</text:p>
      <text:p text:style-name="P1"><text:s text:c="4"/>&lt;head&gt;</text:p>
      <text:p text:style-name="P1"><text:s text:c="6"/>&lt;title&gt;Animals Around the World&lt;/title&gt;</text:p>
      <text:p text:style-name="P1"><text:s text:c="4"/>&lt;/head&gt;</text:p>
      <text:p text:style-name="P1"><text:s text:c="7"/>&lt;body&gt;</text:p>
      <text:p text:style-name="P1"><text:s text:c="9"/><text:span text:style-name="T2">&lt;h1&gt; &lt;/h1&gt;</text:span></text:p>
      <text:p text:style-name="P2"><text:s text:c="10"/><text:span text:style-name="T2">&lt;p&gt;Here are some bear species:&lt;/p&gt;</text:span></text:p>
      <text:p text:style-name="P1"><text:s text:c="7"/>&lt;/body&gt; </text:p>
      <text:p text:style-name="P1"><text:s text:c="2"/>&lt;/html&gt;</text:p>
      <text:p text:style-name="P1"/>
      <text:p text:style-name="P1"/>
      <text:h text:style-name="Heading_20_1" text:outline-level="1">Body:</text:h>
      <text:p text:style-name="Text_20_body"/>
      <text:h text:style-name="Heading_20_3" text:outline-level="3">Headings</text:h>
      <text:p text:style-name="P6"/>
      <text:p text:style-name="P6"><text:tab/>&lt;h1&gt;&lt;/h1&gt;</text:p>
      <text:p text:style-name="P6"><text:tab/>&lt;h2&gt;&lt;/h2&gt;</text:p>
      <text:p text:style-name="P6"><text:tab/>…</text:p>
      <text:p text:style-name="P6"><text:tab/>&lt;h6&gt;&lt;/h6&gt;</text:p>
      <text:p text:style-name="P6"/>
      <text:h text:style-name="Heading_20_3" text:outline-level="3">Paragraph</text:h>
      <text:p text:style-name="P6"/>
      <text:p text:style-name="P6"><text:tab/>&lt;p&gt; &lt;/p&gt;</text:p>
      <text:p text:style-name="P6"/>
      <text:h text:style-name="Heading_20_3" text:outline-level="3">Line break</text:h>
      <text:p text:style-name="P6"><text:tab/></text:p>
      <text:p text:style-name="P6"><text:tab/>&lt;br /&gt;</text:p>
      <text:p text:style-name="P6"/>
      <text:p text:style-name="P1"/>
      <text:h text:style-name="Heading_20_1" text:outline-level="1">Comments:</text:h>
      <text:p text:style-name="P7"/>
      <text:p text:style-name="P7">&lt;!-- text--&gt;</text:p>
      <text:p text:style-name="P1"/>
      <text:h text:style-name="Heading_20_1" text:outline-level="1">Browser Titles:</text:h>
      <text:h text:style-name="Heading_20_3" text:outline-level="3">Not visible on webpage, but shows up in browser pane</text:h>
      <text:p text:style-name="P1"/>
      <text:p text:style-name="P1"><text:tab/>&lt;title&gt; text &lt;/titlte&gt;</text:p>
      <text:p text:style-name="P1"><text:soft-page-break/></text:p>
      <text:p text:style-name="P1"/>
      <text:h text:style-name="Heading_20_1" text:outline-level="1">Links:</text:h>
      <text:p text:style-name="P3"/>
      <text:h text:style-name="Heading_20_3" text:outline-level="3">Standard link</text:h>
      <text:p text:style-name="P4"><text:tab/>&lt;a href = website&gt; text &lt;/a&gt;</text:p>
      <text:p text:style-name="P4"/>
      <text:h text:style-name="Heading_20_3" text:outline-level="3">Blank</text:h>
      <text:p text:style-name="P4"><text:tab/>&lt;a href="#" &gt;</text:p>
      <text:p text:style-name="P4"/>
      <text:h text:style-name="Heading_20_3" text:outline-level="3">Open in new window</text:h>
      <text:p text:style-name="P5"><text:span text:style-name="T3"><text:s/><text:tab/>&lt;a href=</text:span>link<text:span text:style-name="T3"> </text:span><text:span text:style-name="T4">target="_blank"</text:span><text:span text:style-name="T3">&gt; Learn More &lt;/a&gt;</text:span></text:p>
      <text:p text:style-name="P5"/>
      <text:h text:style-name="Heading_20_1" text:outline-level="1">Image:</text:h>
      <text:p text:style-name="P3"/>
      <text:p text:style-name="Text_20_body"><text:tab/>&lt;img src = <text:span text:style-name="T1">image link /&gt;</text:span></text:p>
      <text:h text:style-name="Heading_20_3" text:outline-level="3">Alt Text</text:h>
      <text:p text:style-name="P18"><text:tab/>&lt;img src = <text:span text:style-name="T1">image link </text:span>alt=”Text”<text:span text:style-name="T1"> /&gt;</text:span></text:p>
      <text:p text:style-name="P18"/>
      <text:h text:style-name="Heading_20_1" text:outline-level="1">Video:</text:h>
      <text:p text:style-name="P19"><text:tab/>&lt;video width="320" height="240" controls&gt;</text:p>
      <text:p text:style-name="P19"><text:s/><text:tab/> &lt;source src="https://movies.io/great-clip.mp4" type="video/mp4"&gt;</text:p>
      <text:p text:style-name="P19"><text:tab/>&lt;/video&gt;</text:p>
      <text:h text:style-name="Heading_20_1" text:outline-level="1">Lists:</text:h>
      <text:p text:style-name="P8"/>
      <text:h text:style-name="Heading_20_3" text:outline-level="3">Ordered lists:</text:h>
      <text:p text:style-name="P10"><text:s text:c="2"/>&lt;ol&gt;</text:p>
      <text:p text:style-name="P10"><text:s text:c="4"/>&lt;li&gt;Russia&lt;/li&gt;</text:p>
      <text:p text:style-name="P10"><text:s text:c="4"/>&lt;li&gt;United States&lt;/li&gt;</text:p>
      <text:p text:style-name="P10"><text:s text:c="4"/>&lt;li&gt;Canada&lt;/li&gt;</text:p>
      <text:p text:style-name="P10"><text:s text:c="2"/>&lt;/ol&gt;</text:p>
      <text:h text:style-name="Heading_20_3" text:outline-level="3"><text:soft-page-break/>Unordered lists:</text:h>
      <text:p text:style-name="P9"><text:s text:c="2"/>&lt;ul&gt;</text:p>
      <text:p text:style-name="P9"><text:s text:c="4"/>&lt;li&gt;Arctos&lt;/li&gt;</text:p>
      <text:p text:style-name="P9"><text:s text:c="4"/>&lt;li&gt;Collarus&lt;/li&gt;</text:p>
      <text:p text:style-name="P9"><text:s text:c="4"/>&lt;li&gt;Horribilis&lt;/li&gt;</text:p>
      <text:p text:style-name="P9"><text:s text:c="4"/>&lt;li&gt;Nelsoni (extinct)&lt;/li&gt;</text:p>
      <text:p text:style-name="P9"><text:s text:c="2"/>&lt;/ul&gt;</text:p>
      <text:p text:style-name="P9"/>
      <text:h text:style-name="P15" text:outline-level="1">CSS Style</text:h>
      <text:p text:style-name="P12"/>
      <text:h text:style-name="P13" text:outline-level="3">Relative / local Location</text:h>
      <text:p text:style-name="P11">&lt;link href="/style.css" type="text/css" rel="stylesheet"&gt;</text:p>
      <text:p text:style-name="P12"/>
      <text:h text:style-name="P13" text:outline-level="3">Online source</text:h>
      <text:p text:style-name="P11">&lt;link href="https://www.codecademy.com/stylesheets/style.css" type="text/css" rel="stylesheet"&gt;</text:p>
      <text:p text:style-name="P12"/>
      <text:h text:style-name="P13" text:outline-level="3">In-line</text:h>
      <text:p text:style-name="P11">&lt;style&gt;</text:p>
      <text:p text:style-name="P11">CSS</text:p>
      <text:p text:style-name="P11">&lt;/style&gt;</text:p>
      <text:p text:style-name="P11"/>
      <text:p text:style-name="P11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000000"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1:06:16.621000000</meta:creation-date>
    <dc:date>2017-05-31T17:47:33.611000000</dc:date>
    <meta:editing-duration>PT44M40S</meta:editing-duration>
    <meta:editing-cycles>3</meta:editing-cycles>
    <meta:generator>LibreOffice/5.3.3.2$Windows_x86 LibreOffice_project/3d9a8b4b4e538a85e0782bd6c2d430bafe583448</meta:generator>
    <meta:document-statistic meta:table-count="0" meta:image-count="0" meta:object-count="0" meta:page-count="3" meta:paragraph-count="65" meta:word-count="142" meta:character-count="1192" meta:non-whitespace-character-count="1008"/>
  </office:meta>
</office:document-meta>
</file>